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style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Text_20_body">
      <style:text-properties officeooo:paragraph-rsid="005e55f8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  <style:style style:name="T7" style:family="text">
      <style:text-properties officeooo:rsid="005c79ed"/>
    </style:style>
    <style:style style:name="T8" style:family="text">
      <style:text-properties officeooo:rsid="005d77d4"/>
    </style:style>
    <style:style style:name="T9" style:family="text">
      <style:text-properties officeooo:rsid="005e55f8"/>
    </style:style>
    <style:style style:name="T10" style:family="text">
      <style:text-properties officeooo:rsid="003f70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7">Le non respect de ce rendez <text:span text:style-name="T6">reporte</text:span> la date de la chirurgie prévue.</text:p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9">Pour <text:text-input text:description="&lt;if test=&quot;o.procedure_type_id.eye_injection == True&quot;&gt;">if eye_injection == True</text:text-input><text:span text:style-name="T8">l</text:span><text:span text:style-name="T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10"><text:text-input text:description="&lt;/if&gt;">&lt;/if&gt;</text:text-input></text:span>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tab/>au cabinet, ancre de marine, baie de l'orphelinat.<text:text-input text:description="&lt;/if&gt;">&lt;/if&gt;</text:text-input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11-21T16:51:36.914789514</dc:date>
    <meta:editing-duration>PT11H59M55S</meta:editing-duration>
    <meta:editing-cycles>155</meta:editing-cycles>
    <meta:generator>LibreOffice/7.0.4.2$Linux_X86_64 LibreOffice_project/00$Build-2</meta:generator>
    <meta:document-statistic meta:table-count="0" meta:image-count="0" meta:object-count="0" meta:page-count="1" meta:paragraph-count="16" meta:word-count="235" meta:character-count="1476" meta:non-whitespace-character-count="1329"/>
  </office:meta>
</office:document-meta>
</file>